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loext:contextual-spacing="false" style:page-number="auto" fo:keep-with-next="always"/>
    </style:style>
    <style:style style:name="P9" style:family="paragraph" style:parent-style-name="OOoTableCaption" style:master-page-name="">
      <style:paragraph-properties style:page-number="auto" fo:keep-with-next="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ableText">
      <style:paragraph-properties fo:orphans="2" fo:widows="2">
        <style:tab-stops/>
      </style:paragraph-properties>
    </style:style>
    <style:style style:name="P12"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3" style:family="paragraph" style:parent-style-name="OOoTextBody">
      <style:paragraph-properties loext:contextual-spacing="false"/>
    </style:style>
    <style:style style:name="P14" style:family="paragraph" style:parent-style-name="OOoTextBody">
      <style:paragraph-properties>
        <style:tab-stops>
          <style:tab-stop style:position="4.9063in"/>
        </style:tab-stops>
      </style:paragraph-properties>
    </style:style>
    <style:style style:name="P15" style:family="paragraph" style:parent-style-name="Table">
      <style:paragraph-properties fo:keep-with-next="always"/>
    </style:style>
    <style:style style:name="P16" style:family="paragraph" style:parent-style-name="OOoTextBody">
      <style:paragraph-properties fo:margin-top="0in" fo:margin-bottom="0.0591in"/>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CopyrightPage">
      <style:paragraph-properties fo:margin-top="0.1575in" fo:margin-bottom="0.0429in"/>
    </style:style>
    <style:style style:name="P22" style:family="paragraph" style:parent-style-name="OOoCopyrightPage">
      <style:paragraph-properties fo:margin-top="0.1965in" fo:margin-bottom="0.0429in"/>
    </style:style>
    <style:style style:name="P23" style:family="paragraph" style:parent-style-name="OOoAuthor">
      <style:text-properties style:font-name="DejaVu Serif4" fo:font-size="24pt" style:font-name-asian="DejaVu Serif4" style:font-size-asian="24pt" style:font-name-complex="DejaVu Serif4" style:font-size-complex="24pt"/>
    </style:style>
    <style:style style:name="P24" style:family="paragraph" style:parent-style-name="OOoHeading_20_1" style:master-page-name="">
      <style:paragraph-properties style:page-number="auto" fo:break-before="auto" fo:break-after="auto"/>
    </style:style>
    <style:style style:name="P25" style:family="paragraph" style:parent-style-name="OOoHeading_20_1" style:master-page-name="">
      <style:paragraph-properties style:page-number="auto"/>
    </style:style>
    <style:style style:name="P26" style:family="paragraph" style:parent-style-name="OOoHeading_20_1" style:master-page-name="OOoPageStyle">
      <style:paragraph-properties style:page-number="auto" fo:break-before="auto" fo:break-after="auto"/>
    </style:style>
    <style:style style:name="P27" style:family="paragraph" style:parent-style-name="OOoNewChapter" style:master-page-name="OOoFirstPage">
      <style:paragraph-properties style:page-number="auto"/>
    </style:style>
    <style:style style:name="P28" style:family="paragraph" style:parent-style-name="OOoNewChapter">
      <style:text-properties style:font-name="DejaVu Serif4" fo:font-size="24pt" style:font-name-asian="DejaVu Serif4" style:font-size-asian="24pt" style:font-name-complex="DejaVu Serif4" style:font-size-complex="24pt"/>
    </style:style>
    <style:style style:name="P29" style:family="paragraph" style:parent-style-name="OOoToCHead" style:master-page-name="OOoFrontMatter">
      <style:paragraph-properties style:page-number="auto"/>
    </style:style>
    <style:style style:name="T1" style:family="text"/>
    <style:style style:name="T2" style:family="text">
      <style:text-properties style:font-name="Bitstream Vera Serif" fo:language="en" fo:country="US"/>
    </style:style>
    <style:style style:name="T3" style:family="text">
      <style:text-properties style:use-window-font-color="true"/>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fo:language="en" fo:country="US"/>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DejaVu Serif" fo:font-size="11pt" fo:language="en" fo:country="US"/>
    </style:style>
    <style:style style:name="T9" style:family="text">
      <style:text-properties fo:language="en" fo:country="US"/>
    </style:style>
    <style:style style:name="T10" style:family="text">
      <style:text-properties style:font-name="Times New Roman1" fo:font-size="11pt"/>
    </style:style>
    <style:style style:name="T11" style:family="text">
      <style:text-properties style:font-name="Times New Roman1" fo:font-size="12pt"/>
    </style:style>
    <style:style style:name="T12" style:family="text">
      <style:text-properties style:font-name="Times New Roman1" fo:font-size="12pt" style:letter-kerning="true"/>
    </style:style>
    <style:style style:name="T13" style:family="text">
      <style:text-properties style:font-name="DejaVu Sans4"/>
    </style:style>
    <style:style style:name="T14" style:family="text">
      <style:text-properties style:font-name="Times New Roman"/>
    </style:style>
    <style:style style:name="T15" style:family="text">
      <style:text-properties fo:font-style="normal" style:font-style-asian="normal" style:font-style-complex="normal"/>
    </style:style>
    <style:style style:name="T16" style:family="text">
      <style:text-properties style:font-name="Wingdings" fo:font-style="normal" style:font-style-asian="normal" style:font-style-complex="normal"/>
    </style:style>
    <style:style style:name="T17" style:family="text">
      <style:text-properties style:font-name="DejaVu Serif" fo:font-size="11pt" fo:language="en" fo:country="US"/>
    </style:style>
    <style:style style:name="T18" style:family="text">
      <style:text-properties style:font-weight-asian="bold" style:font-weight-complex="bold"/>
    </style:style>
    <style:style style:name="T19"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 style:family="text">
      <style:text-properties style:font-name="DejaVu Sans1" fo:font-size="11pt" fo:language="en" fo:country="US" style:letter-kerning="true"/>
    </style:style>
    <style:style style:name="T21" style:family="text">
      <style:text-properties style:font-size-asian="11pt"/>
    </style:style>
    <style:style style:name="T22" style:family="text">
      <style:text-properties style:font-name="DejaVu Serif4" fo:font-size="12pt" style:font-name-asian="DejaVu Serif4" style:font-size-asian="12pt" style:font-name-complex="DejaVu Serif4"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94426976" text:id="ct294426976">
          <text:insertion>
            <office:change-info>
              <dc:creator>f c</dc:creator>
              <dc:date>2024-01-10T13:31:00</dc:date>
            </office:change-info>
          </text:insertion>
        </text:changed-region>
        <text:changed-region xml:id="ct68559688" text:id="ct68559688">
          <text:deletion>
            <office:change-info>
              <dc:creator>f c</dc:creator>
              <dc:date>2023-12-29T17:09:00</dc:date>
            </office:change-info>
            <text:h text:style-name="P1" text:outline-level="2">u</text:h>
          </text:deletion>
        </text:changed-region>
        <text:changed-region xml:id="ct68557088" text:id="ct68557088">
          <text:insertion>
            <office:change-info>
              <dc:creator>f c</dc:creator>
              <dc:date>2023-12-29T17:09:00</dc:date>
            </office:change-info>
          </text:insertion>
        </text:changed-region>
        <text:changed-region xml:id="ct68559792" text:id="ct68559792">
          <text:format-change>
            <office:change-info>
              <dc:creator>f c</dc:creator>
              <dc:date>2024-01-03T13:35:00</dc:date>
            </office:change-info>
          </text:format-change>
        </text:changed-region>
        <text:changed-region xml:id="ct68561248" text:id="ct68561248">
          <text:format-change>
            <office:change-info>
              <dc:creator>f c</dc:creator>
              <dc:date>2023-12-30T10:18:00</dc:date>
            </office:change-info>
          </text:format-change>
        </text:changed-region>
        <text:changed-region xml:id="ct68560416" text:id="ct68560416">
          <text:format-change>
            <office:change-info>
              <dc:creator>f c</dc:creator>
              <dc:date>2023-12-30T10:18:00</dc:date>
            </office:change-info>
          </text:format-change>
        </text:changed-region>
        <text:changed-region xml:id="ct68563328" text:id="ct68563328">
          <text:format-change>
            <office:change-info>
              <dc:creator>f c</dc:creator>
              <dc:date>2023-12-30T10:18:00</dc:date>
            </office:change-info>
          </text:format-change>
        </text:changed-region>
        <text:changed-region xml:id="ct68562600" text:id="ct68562600">
          <text:format-change>
            <office:change-info>
              <dc:creator>f c</dc:creator>
              <dc:date>2023-12-30T10:18:00</dc:date>
            </office:change-info>
          </text:format-change>
        </text:changed-region>
        <text:changed-region xml:id="ct68562496" text:id="ct68562496">
          <text:format-change>
            <office:change-info>
              <dc:creator>f c</dc:creator>
              <dc:date>2023-12-30T10:18:00</dc:date>
            </office:change-info>
          </text:format-change>
        </text:changed-region>
        <text:changed-region xml:id="ct68561664" text:id="ct68561664">
          <text:format-change>
            <office:change-info>
              <dc:creator>f c</dc:creator>
              <dc:date>2023-12-30T10:18:00</dc:date>
            </office:change-info>
          </text:format-change>
        </text:changed-region>
        <text:changed-region xml:id="ct68561768" text:id="ct68561768">
          <text:format-change>
            <office:change-info>
              <dc:creator>f c</dc:creator>
              <dc:date>2023-12-30T10:18:00</dc:date>
            </office:change-info>
          </text:format-change>
        </text:changed-region>
        <text:changed-region xml:id="ct68562704" text:id="ct68562704">
          <text:format-change>
            <office:change-info>
              <dc:creator>f c</dc:creator>
              <dc:date>2023-12-30T10:19:00</dc:date>
            </office:change-info>
          </text:format-change>
        </text:changed-region>
        <text:changed-region xml:id="ct68558024" text:id="ct68558024">
          <text:insertion>
            <office:change-info>
              <dc:creator>f c</dc:creator>
              <dc:date>2023-12-29T17:10:00</dc:date>
            </office:change-info>
          </text:insertion>
        </text:changed-region>
        <text:changed-region xml:id="ct68561872" text:id="ct68561872">
          <text:deletion>
            <office:change-info>
              <dc:creator>f c</dc:creator>
              <dc:date>2023-12-29T17:10:00</dc:date>
            </office:change-info>
            <text:h text:style-name="OOoHeading_20_2" text:outline-level="3">n</text:h>
          </text:deletion>
        </text:changed-region>
        <text:changed-region xml:id="ct68563432" text:id="ct68563432">
          <text:insertion>
            <office:change-info>
              <dc:creator>f c</dc:creator>
              <dc:date>2023-12-29T17:10:00</dc:date>
            </office:change-info>
          </text:insertion>
        </text:changed-region>
        <text:changed-region xml:id="ct68563640" text:id="ct68563640">
          <text:deletion>
            <office:change-info>
              <dc:creator>f c</dc:creator>
              <dc:date>2023-12-29T17:10:00</dc:date>
            </office:change-info>
            <text:h text:style-name="OOoHeading_20_2" text:outline-level="3"><text:alphabetical-index-mark-start text:id="IMark90082024"/><text:alphabetical-index-mark-start text:id="IMark90135132" text:key1="functions"/>a<text:alphabetical-index-mark-end text:id="IMark90135132"/><text:alphabetical-index-mark-end text:id="IMark90082024"/></text:h>
          </text:deletion>
        </text:changed-region>
        <text:changed-region xml:id="ct68562080" text:id="ct68562080">
          <text:insertion>
            <office:change-info>
              <dc:creator>f c</dc:creator>
              <dc:date>2023-12-29T17:10:00</dc:date>
            </office:change-info>
          </text:insertion>
        </text:changed-region>
        <text:changed-region xml:id="ct68562912" text:id="ct68562912">
          <text:deletion>
            <office:change-info>
              <dc:creator>f c</dc:creator>
              <dc:date>2023-12-29T17:10:00</dc:date>
            </office:change-info>
            <text:h text:style-name="OOoHeading_20_1" text:outline-level="2">f</text:h>
          </text:deletion>
        </text:changed-region>
        <text:changed-region xml:id="ct68560936" text:id="ct68560936">
          <text:insertion>
            <office:change-info>
              <dc:creator>f c</dc:creator>
              <dc:date>2023-12-29T17:10:00</dc:date>
            </office:change-info>
          </text:insertion>
        </text:changed-region>
        <text:changed-region xml:id="ct68560520" text:id="ct68560520">
          <text:insertion>
            <office:change-info>
              <dc:creator>f c</dc:creator>
              <dc:date>2023-06-03T16:38:00</dc:date>
            </office:change-info>
          </text:insertion>
        </text:changed-region>
        <text:changed-region xml:id="ct68562184" text:id="ct68562184">
          <text:insertion>
            <office:change-info>
              <dc:creator>f c</dc:creator>
              <dc:date>2023-06-03T16:38:00</dc:date>
            </office:change-info>
          </text:insertion>
        </text:changed-region>
        <text:changed-region xml:id="ct68561040" text:id="ct68561040">
          <text:insertion>
            <office:change-info>
              <dc:creator>f c</dc:creator>
              <dc:date>2023-06-03T16:38:00</dc:date>
            </office:change-info>
          </text:insertion>
        </text:changed-region>
        <text:changed-region xml:id="ct68560728" text:id="ct68560728">
          <text:format-change>
            <office:change-info>
              <dc:creator>f c</dc:creator>
              <dc:date>2024-01-03T13:36:00</dc:date>
            </office:change-info>
          </text:format-change>
        </text:changed-region>
        <text:changed-region xml:id="ct68561976" text:id="ct68561976">
          <text:deletion>
            <office:change-info>
              <dc:creator>f c</dc:creator>
              <dc:date>2023-12-29T17:10:00</dc:date>
            </office:change-info>
            <text:h text:style-name="P2" text:outline-level="2">a</text:h>
          </text:deletion>
        </text:changed-region>
        <text:changed-region xml:id="ct68561456" text:id="ct68561456">
          <text:insertion>
            <office:change-info>
              <dc:creator>f c</dc:creator>
              <dc:date>2023-12-29T17:10:00</dc:date>
            </office:change-info>
          </text:insertion>
        </text:changed-region>
        <text:changed-region xml:id="ct68562288" text:id="ct68562288">
          <text:deletion>
            <office:change-info>
              <dc:creator>f c</dc:creator>
              <dc:date>2023-12-29T17:10:00</dc:date>
            </office:change-info>
            <text:h text:style-name="P2" text:outline-level="2">f</text:h>
          </text:deletion>
        </text:changed-region>
        <text:changed-region xml:id="ct68560832" text:id="ct68560832">
          <text:insertion>
            <office:change-info>
              <dc:creator>f c</dc:creator>
              <dc:date>2023-12-29T17:10:00</dc:date>
            </office:change-info>
          </text:insertion>
        </text:changed-region>
        <text:changed-region xml:id="ct68562392" text:id="ct68562392">
          <text:deletion>
            <office:change-info>
              <dc:creator>f c</dc:creator>
              <dc:date>2023-12-29T17:10:00</dc:date>
            </office:change-info>
            <text:h text:style-name="OOoHeading_20_2" text:outline-level="3">n</text:h>
          </text:deletion>
        </text:changed-region>
        <text:changed-region xml:id="ct68562808" text:id="ct68562808">
          <text:insertion>
            <office:change-info>
              <dc:creator>f c</dc:creator>
              <dc:date>2023-12-29T17:10:00</dc:date>
            </office:change-info>
          </text:insertion>
        </text:changed-region>
        <text:changed-region xml:id="ct68563016" text:id="ct68563016">
          <text:deletion>
            <office:change-info>
              <dc:creator>f c</dc:creator>
              <dc:date>2023-12-29T17:10:00</dc:date>
            </office:change-info>
            <text:h text:style-name="OOoHeading_20_2" text:outline-level="3">a</text:h>
          </text:deletion>
        </text:changed-region>
        <text:changed-region xml:id="ct68563120" text:id="ct68563120">
          <text:insertion>
            <office:change-info>
              <dc:creator>f c</dc:creator>
              <dc:date>2023-12-29T17:10:00</dc:date>
            </office:change-info>
          </text:insertion>
        </text:changed-region>
        <text:changed-region xml:id="ct68563224" text:id="ct68563224">
          <text:deletion>
            <office:change-info>
              <dc:creator>f c</dc:creator>
              <dc:date>2023-12-29T17:10:00</dc:date>
            </office:change-info>
            <text:h text:style-name="OOoHeading_20_2" text:outline-level="3">d</text:h>
          </text:deletion>
        </text:changed-region>
        <text:changed-region xml:id="ct68563536" text:id="ct68563536">
          <text:insertion>
            <office:change-info>
              <dc:creator>f c</dc:creator>
              <dc:date>2023-12-29T17:10:00</dc:date>
            </office:change-info>
          </text:insertion>
        </text:changed-region>
        <text:changed-region xml:id="ct68565616" text:id="ct68565616">
          <text:deletion>
            <office:change-info>
              <dc:creator>f c</dc:creator>
              <dc:date>2023-12-29T17:11:00</dc:date>
            </office:change-info>
            <text:h text:style-name="OOoHeading_20_2" text:outline-level="3">n</text:h>
          </text:deletion>
        </text:changed-region>
        <text:changed-region xml:id="ct68563848" text:id="ct68563848">
          <text:insertion>
            <office:change-info>
              <dc:creator>f c</dc:creator>
              <dc:date>2023-12-29T17:11:00</dc:date>
            </office:change-info>
          </text:insertion>
        </text:changed-region>
        <text:changed-region xml:id="ct68565512" text:id="ct68565512">
          <text:deletion>
            <office:change-info>
              <dc:creator>f c</dc:creator>
              <dc:date>2023-12-29T17:11:00</dc:date>
            </office:change-info>
            <text:h text:style-name="OOoHeading_20_2" text:outline-level="3">a</text:h>
          </text:deletion>
        </text:changed-region>
        <text:changed-region xml:id="ct68565720" text:id="ct68565720">
          <text:insertion>
            <office:change-info>
              <dc:creator>f c</dc:creator>
              <dc:date>2023-12-29T17:11:00</dc:date>
            </office:change-info>
          </text:insertion>
        </text:changed-region>
        <text:changed-region xml:id="ct68565408" text:id="ct68565408">
          <text:deletion>
            <office:change-info>
              <dc:creator>f c</dc:creator>
              <dc:date>2023-12-29T17:11:00</dc:date>
            </office:change-info>
            <text:h text:style-name="OOoHeading_20_2" text:outline-level="3"><text:alphabetical-index-mark-start text:id="IMark90082024"/>i<text:alphabetical-index-mark-end text:id="IMark90082024"/></text:h>
          </text:deletion>
        </text:changed-region>
        <text:changed-region xml:id="ct68565824" text:id="ct68565824">
          <text:insertion>
            <office:change-info>
              <dc:creator>f c</dc:creator>
              <dc:date>2023-12-29T17:11:00</dc:date>
            </office:change-info>
          </text:insertion>
        </text:changed-region>
        <text:changed-region xml:id="ct68564056" text:id="ct68564056">
          <text:insertion>
            <office:change-info>
              <dc:creator>f c</dc:creator>
              <dc:date>2023-12-29T17:11:00</dc:date>
            </office:change-info>
          </text:insertion>
        </text:changed-region>
        <text:changed-region xml:id="ct68565928" text:id="ct68565928">
          <text:deletion>
            <office:change-info>
              <dc:creator>f c</dc:creator>
              <dc:date>2023-12-29T17:11:00</dc:date>
            </office:change-info>
            <text:h text:style-name="OOoHeading_20_2" text:outline-level="3"><text:alphabetical-index-mark-start text:id="IMark90082024"/><text:alphabetical-index-mark-start text:id="IMark90135132"/><text:alphabetical-index-mark-start text:id="IMark90135516"/><text:alphabetical-index-mark-start text:id="IMark89915960"/><text:alphabetical-index-mark-start text:id="IMark89917976"/><text:alphabetical-index-mark-start text:id="IMark89919320"/><text:alphabetical-index-mark-start text:id="IMark89917688"/>r<text:alphabetical-index-mark-end text:id="IMark89917688"/><text:alphabetical-index-mark-end text:id="IMark89919320"/><text:alphabetical-index-mark-end text:id="IMark89917976"/><text:alphabetical-index-mark-end text:id="IMark89915960"/><text:alphabetical-index-mark-end text:id="IMark90135516"/><text:alphabetical-index-mark-end text:id="IMark90135132"/><text:alphabetical-index-mark-end text:id="IMark90082024"/></text:h>
          </text:deletion>
        </text:changed-region>
        <text:changed-region xml:id="ct68564368" text:id="ct68564368">
          <text:insertion>
            <office:change-info>
              <dc:creator>f c</dc:creator>
              <dc:date>2023-06-04T15:20:00</dc:date>
            </office:change-info>
          </text:insertion>
        </text:changed-region>
        <text:changed-region xml:id="ct68563744" text:id="ct68563744">
          <text:format-change>
            <office:change-info>
              <dc:creator>f c</dc:creator>
              <dc:date>2023-06-04T15:29:00</dc:date>
            </office:change-info>
          </text:format-change>
        </text:changed-region>
        <text:changed-region xml:id="ct68564888" text:id="ct68564888">
          <text:format-change>
            <office:change-info>
              <dc:creator>f c</dc:creator>
              <dc:date>2023-06-04T15:29:00</dc:date>
            </office:change-info>
          </text:format-change>
        </text:changed-region>
        <text:changed-region xml:id="ct68566864" text:id="ct68566864">
          <text:format-change>
            <office:change-info>
              <dc:creator>f c</dc:creator>
              <dc:date>2023-06-04T15:29:00</dc:date>
            </office:change-info>
          </text:format-change>
        </text:changed-region>
        <text:changed-region xml:id="ct68563952" text:id="ct68563952">
          <text:format-change>
            <office:change-info>
              <dc:creator>f c</dc:creator>
              <dc:date>2023-06-04T15:29:00</dc:date>
            </office:change-info>
          </text:format-change>
        </text:changed-region>
        <text:changed-region xml:id="ct68564472" text:id="ct68564472">
          <text:format-change>
            <office:change-info>
              <dc:creator>f c</dc:creator>
              <dc:date>2023-06-04T15:30:00</dc:date>
            </office:change-info>
          </text:format-change>
        </text:changed-region>
        <text:changed-region xml:id="ct68564576" text:id="ct68564576">
          <text:format-change>
            <office:change-info>
              <dc:creator>f c</dc:creator>
              <dc:date>2023-06-04T15:30:00</dc:date>
            </office:change-info>
          </text:format-change>
        </text:changed-region>
        <text:changed-region xml:id="ct68564992" text:id="ct68564992">
          <text:format-change>
            <office:change-info>
              <dc:creator>f c</dc:creator>
              <dc:date>2023-06-04T15:30:00</dc:date>
            </office:change-info>
          </text:format-change>
        </text:changed-region>
        <text:changed-region xml:id="ct68566968" text:id="ct68566968">
          <text:format-change>
            <office:change-info>
              <dc:creator>f c</dc:creator>
              <dc:date>2023-06-04T15:30:00</dc:date>
            </office:change-info>
          </text:format-change>
        </text:changed-region>
        <text:changed-region xml:id="ct68566032" text:id="ct68566032">
          <text:format-change>
            <office:change-info>
              <dc:creator>f c</dc:creator>
              <dc:date>2023-06-04T15:30:00</dc:date>
            </office:change-info>
          </text:format-change>
        </text:changed-region>
        <text:changed-region xml:id="ct68566136" text:id="ct68566136">
          <text:deletion>
            <office:change-info>
              <dc:creator>f c</dc:creator>
              <dc:date>2023-06-04T15:43:00</dc:date>
            </office:change-info>
            <text:p text:style-name="OOoTableText">is </text:p>
          </text:deletion>
        </text:changed-region>
        <text:changed-region xml:id="ct68566240" text:id="ct68566240">
          <text:deletion>
            <office:change-info>
              <dc:creator>f c</dc:creator>
              <dc:date>2023-12-29T17:11:00</dc:date>
            </office:change-info>
            <text:h text:style-name="P1" text:outline-level="2">a</text:h>
          </text:deletion>
        </text:changed-region>
        <text:changed-region xml:id="ct68566344" text:id="ct68566344">
          <text:insertion>
            <office:change-info>
              <dc:creator>f c</dc:creator>
              <dc:date>2023-12-29T17:11:00</dc:date>
            </office:change-info>
          </text:insertion>
        </text:changed-region>
        <text:changed-region xml:id="ct68564784" text:id="ct68564784">
          <text:deletion>
            <office:change-info>
              <dc:creator>f c</dc:creator>
              <dc:date>2023-12-29T17:11:00</dc:date>
            </office:change-info>
            <text:h text:style-name="P1" text:outline-level="2">f</text:h>
          </text:deletion>
        </text:changed-region>
        <text:changed-region xml:id="ct68566448" text:id="ct68566448">
          <text:insertion>
            <office:change-info>
              <dc:creator>f c</dc:creator>
              <dc:date>2023-12-29T17:11:00</dc:date>
            </office:change-info>
          </text:insertion>
        </text:changed-region>
        <text:changed-region xml:id="ct68566760" text:id="ct68566760">
          <text:insertion>
            <office:change-info>
              <dc:creator>f c</dc:creator>
              <dc:date>2023-06-05T13:05:00</dc:date>
            </office:change-info>
          </text:insertion>
        </text:changed-region>
        <text:changed-region xml:id="ct68564160" text:id="ct68564160">
          <text:deletion>
            <office:change-info>
              <dc:creator>f c</dc:creator>
              <dc:date>2023-12-29T17:11:00</dc:date>
            </office:change-info>
            <text:h text:style-name="OOoHeading_20_1" text:outline-level="2">t</text:h>
          </text:deletion>
        </text:changed-region>
        <text:changed-region xml:id="ct68564264" text:id="ct68564264">
          <text:insertion>
            <office:change-info>
              <dc:creator>f c</dc:creator>
              <dc:date>2023-12-29T17:11:00</dc:date>
            </office:change-info>
          </text:insertion>
        </text:changed-region>
        <text:changed-region xml:id="ct68565096" text:id="ct68565096">
          <text:deletion>
            <office:change-info>
              <dc:creator>f c</dc:creator>
              <dc:date>2023-12-29T17:11:00</dc:date>
            </office:change-info>
            <text:h text:style-name="OOoHeading_20_1" text:outline-level="2">f</text:h>
          </text:deletion>
        </text:changed-region>
        <text:changed-region xml:id="ct68564680" text:id="ct68564680">
          <text:insertion>
            <office:change-info>
              <dc:creator>f c</dc:creator>
              <dc:date>2023-12-29T17:11:00</dc:date>
            </office:change-info>
          </text:insertion>
        </text:changed-region>
        <text:changed-region xml:id="ct68565200" text:id="ct68565200">
          <text:deletion>
            <office:change-info>
              <dc:creator>f c</dc:creator>
              <dc:date>2023-06-05T13:14:00</dc:date>
            </office:change-info>
            <text:p text:style-name="OOoTableText"><text:span text:style-name="OOoMenuPath">start</text:span></text:p>
          </text:deletion>
        </text:changed-region>
        <text:changed-region xml:id="ct68565304" text:id="ct68565304">
          <text:insertion>
            <office:change-info>
              <dc:creator>f c</dc:creator>
              <dc:date>2023-06-05T13:14:00</dc:date>
            </office:change-info>
          </text:insertion>
        </text:changed-region>
        <text:changed-region xml:id="ct68566552" text:id="ct68566552">
          <text:deletion>
            <office:change-info>
              <dc:creator>f c</dc:creator>
              <dc:date>2023-06-05T13:14:00</dc:date>
            </office:change-info>
            <text:p text:style-name="OOoTableText"><text:span text:style-name="OOoMenuPath">end</text:span></text:p>
          </text:deletion>
        </text:changed-region>
        <text:changed-region xml:id="ct68566656" text:id="ct68566656">
          <text:insertion>
            <office:change-info>
              <dc:creator>f c</dc:creator>
              <dc:date>2023-06-05T13:14:00</dc:date>
            </office:change-info>
          </text:insertion>
        </text:changed-region>
        <text:changed-region xml:id="ct68569984" text:id="ct68569984">
          <text:insertion>
            <office:change-info>
              <dc:creator>f c</dc:creator>
              <dc:date>2023-06-05T13:19:00</dc:date>
            </office:change-info>
          </text:insertion>
        </text:changed-region>
        <text:changed-region xml:id="ct68568840" text:id="ct68568840">
          <text:deletion>
            <office:change-info>
              <dc:creator>f c</dc:creator>
              <dc:date>2023-12-29T17:11:00</dc:date>
            </office:change-info>
            <text:h text:style-name="P1" text:outline-level="2">f</text:h>
          </text:deletion>
        </text:changed-region>
        <text:changed-region xml:id="ct68569152" text:id="ct68569152">
          <text:insertion>
            <office:change-info>
              <dc:creator>f c</dc:creator>
              <dc:date>2023-12-29T17:11:00</dc:date>
            </office:change-info>
          </text:insertion>
        </text:changed-region>
        <text:changed-region xml:id="ct68567800" text:id="ct68567800">
          <text:deletion>
            <office:change-info>
              <dc:creator>f c</dc:creator>
              <dc:date>2023-12-29T17:11:00</dc:date>
            </office:change-info>
            <text:h text:style-name="P1" text:outline-level="2">f</text:h>
          </text:deletion>
        </text:changed-region>
        <text:changed-region xml:id="ct68567280" text:id="ct68567280">
          <text:insertion>
            <office:change-info>
              <dc:creator>f c</dc:creator>
              <dc:date>2023-12-29T17:11:00</dc:date>
            </office:change-info>
          </text:insertion>
        </text:changed-region>
        <text:changed-region xml:id="ct68568944" text:id="ct68568944">
          <text:deletion>
            <office:change-info>
              <dc:creator>f c</dc:creator>
              <dc:date>2023-06-05T13:25:00</dc:date>
            </office:change-info>
            <text:p text:style-name="OOoTableText">The </text:p>
          </text:deletion>
        </text:changed-region>
        <text:changed-region xml:id="ct68569256" text:id="ct68569256">
          <text:deletion>
            <office:change-info>
              <dc:creator>f c</dc:creator>
              <dc:date>2023-12-29T17:12:00</dc:date>
            </office:change-info>
            <text:h text:style-name="OOoHeading_20_1" text:outline-level="2">f</text:h>
          </text:deletion>
        </text:changed-region>
        <text:changed-region xml:id="ct68567592" text:id="ct68567592">
          <text:insertion>
            <office:change-info>
              <dc:creator>f c</dc:creator>
              <dc:date>2023-12-29T17:12:00</dc:date>
            </office:change-info>
          </text:insertion>
        </text:changed-region>
        <text:changed-region xml:id="ct68567904" text:id="ct68567904">
          <text:format-change>
            <office:change-info>
              <dc:creator>f c</dc:creator>
              <dc:date>2024-01-03T13:36:00</dc:date>
            </office:change-info>
          </text:format-change>
        </text:changed-region>
        <text:changed-region xml:id="ct68569360" text:id="ct68569360">
          <text:deletion>
            <office:change-info>
              <dc:creator>f c</dc:creator>
              <dc:date>2023-06-05T13:37:00</dc:date>
            </office:change-info>
            <text:p text:style-name="OOoTableText">are from the example </text:p>
          </text:deletion>
        </text:changed-region>
        <text:changed-region xml:id="ct68569048" text:id="ct68569048">
          <text:deletion>
            <office:change-info>
              <dc:creator>f c</dc:creator>
              <dc:date>2023-12-29T17:12:00</dc:date>
            </office:change-info>
            <text:h text:style-name="P1" text:outline-level="2">f</text:h>
          </text:deletion>
        </text:changed-region>
        <text:changed-region xml:id="ct68569464" text:id="ct68569464">
          <text:insertion>
            <office:change-info>
              <dc:creator>f c</dc:creator>
              <dc:date>2023-12-29T17:12:00</dc:date>
            </office:change-info>
          </text:insertion>
        </text:changed-region>
        <text:changed-region xml:id="ct68569568" text:id="ct68569568">
          <text:deletion>
            <office:change-info>
              <dc:creator>f c</dc:creator>
              <dc:date>2023-12-29T17:12:00</dc:date>
            </office:change-info>
            <text:h text:style-name="P1" text:outline-level="2">f</text:h>
          </text:deletion>
        </text:changed-region>
        <text:changed-region xml:id="ct68568736" text:id="ct68568736">
          <text:insertion>
            <office:change-info>
              <dc:creator>f c</dc:creator>
              <dc:date>2023-12-29T17:12:00</dc:date>
            </office:change-info>
          </text:insertion>
        </text:changed-region>
        <text:changed-region xml:id="ct68568008" text:id="ct68568008">
          <text:insertion>
            <office:change-info>
              <dc:creator>f c</dc:creator>
              <dc:date>2023-06-05T13:49:00</dc:date>
            </office:change-info>
          </text:insertion>
        </text:changed-region>
        <text:changed-region xml:id="ct68569672" text:id="ct68569672">
          <text:deletion>
            <office:change-info>
              <dc:creator>f c</dc:creator>
              <dc:date>2023-06-05T13:49:00</dc:date>
            </office:change-info>
            <text:p text:style-name="OOoTableText">row</text:p>
          </text:deletion>
        </text:changed-region>
        <text:changed-region xml:id="ct68567696" text:id="ct68567696">
          <text:format-change>
            <office:change-info>
              <dc:creator>f c</dc:creator>
              <dc:date>2023-06-05T13:50:00</dc:date>
            </office:change-info>
          </text:format-change>
        </text:changed-region>
        <text:changed-region xml:id="ct68569776" text:id="ct68569776">
          <text:format-change>
            <office:change-info>
              <dc:creator>f c</dc:creator>
              <dc:date>2023-06-05T13:50:00</dc:date>
            </office:change-info>
          </text:format-change>
        </text:changed-region>
        <text:changed-region xml:id="ct68570296" text:id="ct68570296">
          <text:format-change>
            <office:change-info>
              <dc:creator>f c</dc:creator>
              <dc:date>2023-06-05T13:50:00</dc:date>
            </office:change-info>
          </text:format-change>
        </text:changed-region>
        <text:changed-region xml:id="ct68569880" text:id="ct68569880">
          <text:format-change>
            <office:change-info>
              <dc:creator>f c</dc:creator>
              <dc:date>2023-06-05T13:50:00</dc:date>
            </office:change-info>
          </text:format-change>
        </text:changed-region>
        <text:changed-region xml:id="ct68567384" text:id="ct68567384">
          <text:deletion>
            <office:change-info>
              <dc:creator>f c</dc:creator>
              <dc:date>2023-06-05T13:51:00</dc:date>
            </office:change-info>
            <text:p text:style-name="OOoTableText"><text:s/>area</text:p>
          </text:deletion>
        </text:changed-region>
        <text:changed-region xml:id="ct68567072" text:id="ct68567072">
          <text:deletion>
            <office:change-info>
              <dc:creator>f c</dc:creator>
              <dc:date>2023-12-29T17:12:00</dc:date>
            </office:change-info>
            <text:h text:style-name="P1" text:outline-level="2">f</text:h>
          </text:deletion>
        </text:changed-region>
        <text:changed-region xml:id="ct68570088" text:id="ct68570088">
          <text:insertion>
            <office:change-info>
              <dc:creator>f c</dc:creator>
              <dc:date>2023-12-29T17:12:00</dc:date>
            </office:change-info>
          </text:insertion>
        </text:changed-region>
        <text:changed-region xml:id="ct68567176" text:id="ct68567176">
          <text:deletion>
            <office:change-info>
              <dc:creator>f c</dc:creator>
              <dc:date>2023-12-29T17:12:00</dc:date>
            </office:change-info>
            <text:h text:style-name="OOoHeading_20_1" text:outline-level="2"><text:alphabetical-index-mark-start text:id="IMark90082024"/><text:alphabetical-index-mark-start text:id="IMark90135132"/><text:alphabetical-index-mark-start text:id="IMark90135516"/><text:alphabetical-index-mark-start text:id="IMark89915960"/><text:alphabetical-index-mark-start text:id="IMark89917976"/><text:alphabetical-index-mark-start text:id="IMark89919320"/><text:alphabetical-index-mark-start text:id="IMark89917688"/>f<text:alphabetical-index-mark-end text:id="IMark89917688"/><text:alphabetical-index-mark-end text:id="IMark89919320"/><text:alphabetical-index-mark-end text:id="IMark89917976"/><text:alphabetical-index-mark-end text:id="IMark89915960"/><text:alphabetical-index-mark-end text:id="IMark90135516"/><text:alphabetical-index-mark-end text:id="IMark90135132"/><text:alphabetical-index-mark-end text:id="IMark90082024"/></text:h>
          </text:deletion>
        </text:changed-region>
        <text:changed-region xml:id="ct68568112" text:id="ct68568112">
          <text:insertion>
            <office:change-info>
              <dc:creator>f c</dc:creator>
              <dc:date>2023-12-29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7"/>
      <text:p text:style-name="OOoProductName">Apache Open Office</text:p>
      <text:p text:style-name="P28">Version 4.1<text:change-start text:change-id="ct294426976"/></text:p>
      <text:p text:style-name="OOoGuideName">Calc Guide<text:hidden-paragraph text:condition="ooow:MD!=0"/><text:change-end text:change-id="ct294426976"/></text:p>
      <text:p text:style-name="P23">AOO Documentation Team</text:p>
      <text:h text:style-name="OOoHeading_20_0" text:outline-level="1"><text:bookmark-start text:name="__RefHeading__31028_1117172207"/>Appendix <text:span text:style-name="OOoChapterNumber">B</text:span><text:line-break/> Description of Functions<text:bookmark-end text:name="__RefHeading__31028_1117172207"/></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P14">This document is Copyright <text:span text:style-name="T14">©</text:span> 2024 by the Apache Software Foundation<text:span text:style-name="T2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1">Acknowledgments</text:p>
        <text:p text:style-name="P10">This document is updated from a previous version by OOoAuthors.</text:p>
        <text:p text:style-name="P21">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Text_20_body"/>
        <text:p text:style-name="OOoTextBody"/>
        <text:p text:style-name="P22">Publication date and software version</text:p>
        <text:p text:style-name="OOoTextBody">Published &lt;date&gt;. Based on Apache OpenOffice 4.1.</text:p>
        <text:h text:style-name="P1" text:outline-level="2"><text:bookmark-start text:name="__RefHeading__8969_637076582"/>Note for Mac <text:change text:change-id="ct68559688"/><text:change-start text:change-id="ct68557088"/>U<text:change-end text:change-id="ct68557088"/>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Windows/Linux</text:p>
              </table:table-cell>
              <table:table-cell table:style-name="Table15.A1" office:value-type="string">
                <text:p text:style-name="P17">Mac equivalent</text:p>
              </table:table-cell>
              <table:table-cell table:style-name="Table15.C1" office:value-type="string">
                <text:p text:style-name="P17">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68559792"/><text:span text:style-name="OOoMenuPath">OpenOffice &gt; Preferences</text:span><text:change-end text:change-id="ct68559792"/></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68561248"/><text:span text:style-name="OOoKeystroke">Right-click</text:span><text:change-end text:change-id="ct68561248"/></text:p>
            </table:table-cell>
            <table:table-cell table:style-name="Table15.A2" office:value-type="string">
              <text:p text:style-name="OOoTableText"><text:change-start text:change-id="ct68560416"/><text:span text:style-name="OOoKeystroke">Control+click</text:span><text:change-end text:change-id="ct68560416"/></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68563328"/><text:span text:style-name="OOoKeystroke">Ctrl </text:span>(Control)<text:change-end text:change-id="ct68563328"/></text:p>
            </table:table-cell>
            <table:table-cell table:style-name="Table15.A2" office:value-type="string">
              <text:p text:style-name="OOoTableText"><text:span text:style-name="T16">z</text:span> (Command)</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68562600"/><text:span text:style-name="OOoKeystroke">F5</text:span><text:change-end text:change-id="ct68562600"/></text:p>
            </table:table-cell>
            <table:table-cell table:style-name="Table15.A2" office:value-type="string">
              <text:p text:style-name="OOoTableText"><text:change-start text:change-id="ct68562496"/><text:span text:style-name="OOoKeystroke">Shift+</text:span><text:change-end text:change-id="ct68562496"/><text:span text:style-name="T16">z</text:span><text:change-start text:change-id="ct68561664"/><text:span text:style-name="OOoKeystroke">+F5</text:span><text:change-end text:change-id="ct68561664"/></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68561768"/><text:span text:style-name="OOoKeystroke">F11</text:span><text:change-end text:change-id="ct68561768"/></text:p>
            </table:table-cell>
            <table:table-cell table:style-name="Table15.A6" office:value-type="string">
              <text:p text:style-name="OOoTableText"><text:span text:style-name="T16">z</text:span><text:change-start text:change-id="ct68562704"/><text:span text:style-name="OOoKeystroke">+T</text:span><text:change-end text:change-id="ct68562704"/></text:p>
            </table:table-cell>
            <table:table-cell table:style-name="Table15.C6" office:value-type="string">
              <text:p text:style-name="OOoTableText">Open Styles &amp; Formatting window</text:p>
            </table:table-cell>
          </table:table-row>
        </table:table>
        <text:p text:style-name="OOoTextBody"/>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59566_1689385743" text:style-name="Internet_20_link" text:visited-style-name="Internet_20_link">Appendix B<text:line-break/> <text:s/>Description of Functions<text:tab/>1</text:a></text:p>
            <text:p text:style-name="P20"><text:a xlink:type="simple" xlink:href="#__RefHeading__6916_1924864864" text:style-name="Internet_20_link" text:visited-style-name="Internet_20_link">Copyright<text:tab/>2</text:a></text:p>
            <text:p text:style-name="P20"><text:a xlink:type="simple" xlink:href="#__RefHeading__8969_637076582" text:style-name="Internet_20_link" text:visited-style-name="Internet_20_link">Note for Mac users<text:tab/>2</text:a></text:p>
            <text:p text:style-name="P20"><text:a xlink:type="simple" xlink:href="#__RefHeading__6918_1924864864" text:style-name="Internet_20_link" text:visited-style-name="Internet_20_link">Functions available in Calc<text:tab/>4</text:a></text:p>
            <text:p text:style-name="P18"><text:a xlink:type="simple" xlink:href="#__RefHeading__6920_1924864864" text:style-name="Internet_20_link" text:visited-style-name="Internet_20_link">Terminology: numbers and arguments<text:tab/>4</text:a></text:p>
            <text:p text:style-name="P20"><text:a xlink:type="simple" xlink:href="#__RefHeading__6922_1924864864" text:style-name="Internet_20_link" text:visited-style-name="Internet_20_link">Mathematical functions<text:tab/>4</text:a></text:p>
            <text:p text:style-name="P20"><text:a xlink:type="simple" xlink:href="#__RefHeading__6924_1924864864" text:style-name="Internet_20_link" text:visited-style-name="Internet_20_link">Financial analysis functions<text:tab/>10</text:a></text:p>
            <text:p text:style-name="P18"><text:a xlink:type="simple" xlink:href="#__RefHeading__6926_1924864864" text:style-name="Internet_20_link" text:visited-style-name="Internet_20_link">A note about dates<text:tab/>10</text:a></text:p>
            <text:p text:style-name="P18"><text:a xlink:type="simple" xlink:href="#__RefHeading__6928_1924864864" text:style-name="Internet_20_link" text:visited-style-name="Internet_20_link">A note about interest rates<text:tab/>10</text:a></text:p>
            <text:p text:style-name="P20"><text:a xlink:type="simple" xlink:href="#__RefHeading__6930_1924864864" text:style-name="Internet_20_link" text:visited-style-name="Internet_20_link">Statistical analysis functions<text:tab/>22</text:a></text:p>
            <text:p text:style-name="P20"><text:a xlink:type="simple" xlink:href="#__RefHeading__6932_1924864864" text:style-name="Internet_20_link" text:visited-style-name="Internet_20_link">Date and time functions<text:tab/>31</text:a></text:p>
            <text:p text:style-name="P20"><text:a xlink:type="simple" xlink:href="#__RefHeading__6934_1924864864" text:style-name="Internet_20_link" text:visited-style-name="Internet_20_link">Logical functions<text:tab/>33</text:a></text:p>
            <text:p text:style-name="P20"><text:a xlink:type="simple" xlink:href="#__RefHeading__6936_1924864864" text:style-name="Internet_20_link" text:visited-style-name="Internet_20_link">Informational functions<text:tab/>34</text:a></text:p>
            <text:p text:style-name="P20"><text:a xlink:type="simple" xlink:href="#__RefHeading__6938_1924864864" text:style-name="Internet_20_link" text:visited-style-name="Internet_20_link">Database functions<text:tab/>36</text:a></text:p>
            <text:p text:style-name="P20"><text:a xlink:type="simple" xlink:href="#__RefHeading__6940_1924864864" text:style-name="Internet_20_link" text:visited-style-name="Internet_20_link">Array functions<text:tab/>38</text:a></text:p>
            <text:p text:style-name="P20"><text:a xlink:type="simple" xlink:href="#__RefHeading__6942_1924864864" text:style-name="Internet_20_link" text:visited-style-name="Internet_20_link">Spreadsheet functions<text:tab/>39</text:a></text:p>
            <text:p text:style-name="P20"><text:a xlink:type="simple" xlink:href="#__RefHeading__6944_1924864864" text:style-name="Internet_20_link" text:visited-style-name="Internet_20_link">Text functions<text:tab/>44</text:a></text:p>
            <text:p text:style-name="P20"><text:a xlink:type="simple" xlink:href="#__RefHeading__8971_637076582" text:style-name="Internet_20_link" text:visited-style-name="Internet_20_link">Converting Decimal, Binary, Octal, Hexadecimal<text:tab/>48</text:a></text:p>
            <text:p text:style-name="P20"><text:a xlink:type="simple" xlink:href="#__RefHeading__59568_1689385743" text:style-name="Internet_20_link" text:visited-style-name="Internet_20_link">Complex Number functions<text:tab/>49</text:a></text:p>
          </text:index-body>
        </text:table-of-content>
        <text:p text:style-name="OOoTextBody"/>
      </text:section>
      <text:h text:style-name="P26" text:outline-level="2"><text:bookmark-start text:name="__RefHeading__6918_1924864864"/>Functions <text:change-start text:change-id="ct68558024"/>A<text:change-end text:change-id="ct68558024"/>vailable in Calc<text:bookmark-end text:name="__RefHeading__6918_1924864864"/></text:h>
      <text:p text:style-name="P13"><text:span text:style-name="T3">Calc provides all of the commonly used functions </text:span><text:span text:style-name="T6">found</text:span><text:span text:style-name="T3"> in modern spreadsheet applications. </text:span>Since many of Calc’s functions require very specific and carefully calculated inpu<text:span text:style-name="T3">t arguments, the descriptions in this appendix should not be considered complete references for each function. Refer to the application Help or the </text:span><text:span text:style-name="T8">OpenOffice</text:span><text:span text:style-name="T3">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3">Over 300 standard functions </text:span>are<text:span text:style-name="T3"> available in Calc.</text:span><text:bookmark-start text:name="Analysis AddIn Warning"/><text:span text:style-name="T3"> </text:span><text:bookmark-end text:name="Analysis AddIn Warning"/><text:span text:style-name="T3">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Functions whose names end with </text:span><text:span text:style-name="OOoStrongEmphasis">_ADD</text:span><text:span text:style-name="T7"> are provided for compatibility with </text:span><text:span text:style-name="T3">Microsoft Excel functions.</text:span><text:span text:style-name="T4"> </text:span><text:span text:style-name="T3">They </text:span><text:span text:style-name="T7">return</text:span><text:span text:style-name="T3">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text:change text:change-id="ct68561872"/><text:change-start text:change-id="ct68563432"/>N<text:change-end text:change-id="ct68563432"/>umbers and <text:change text:change-id="ct68563640"/><text:change-start text:change-id="ct68562080"/><text:alphabetical-index-mark-start text:id="IMark90174088"/><text:alphabetical-index-mark-start text:id="IMark90176824" text:key1="functions"/>A<text:change-end text:change-id="ct68562080"/>rguments<text:bookmark-end text:name="__RefHeading__6920_1924864864"/><text:alphabetical-index-mark-end text:id="IMark90176824"/><text:alphabetical-index-mark-end text:id="IMark90174088"/></text:h>
      <text:p text:style-name="OOoTextBody">Some of the descriptions in this appendix define limitations on the number of values or arguments that can be passed to the function. Specifically, functions that refer to the following arguments may lead to confusion.</text:p>
      <text:list xml:id="list5177590015687804505"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9">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3">This appendix attempts to clarify this situation by using the term </text:span><text:span text:style-name="OOoStrongEmphasis"><text:span text:style-name="T3">arguments</text:span></text:span><text:span text:style-name="T3">, rather than any of the other phrases.</text:span></text:p>
      <text:h text:style-name="OOoHeading_20_1" text:outline-level="2"><text:bookmark-start text:name="__RefHeading__6922_1924864864"/><text:alphabetical-index-mark text:string-value="mathematical" text:key1="functions"/><text:alphabetical-index-mark text:string-value="mathematical functions"/>Mathematical <text:change text:change-id="ct68562912"/><text:change-start text:change-id="ct68560936"/>F<text:change-end text:change-id="ct68560936"/>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9">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9">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9">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9">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SIN</text:span><text:span text:style-name="T10">(</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9">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9">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11"><text:span text:style-name="T9">BESSELI</text:span>(x; n)</text:p>
          </table:table-cell>
          <table:table-cell table:style-name="Mathematicalfunctions.B12" office:value-type="string">
            <text:p text:style-name="P11">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J</text:span>(x; n)</text:p>
          </table:table-cell>
          <table:table-cell table:style-name="Mathematicalfunctions.B2" office:value-type="string">
            <text:p text:style-name="OOoTableText">Calculates the Bessel function <text:span text:style-name="T9">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11"><text:span text:style-name="T9">BESSELK</text:span>(x; n)</text:p>
          </table:table-cell>
          <table:table-cell table:style-name="Mathematicalfunctions.B12" office:value-type="string">
            <text:p text:style-name="P11">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Y</text:span>(x; n)</text:p>
          </table:table-cell>
          <table:table-cell table:style-name="Mathematicalfunctions.B2" office:value-type="string">
            <text:p text:style-name="OOoTableText">Calculates the modified Bessel function <text:span text:style-name="T9">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9">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9">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9">Euros.</text:span><text:span text:style-name="T10"> </text:span><text:span text:style-name="OOoMenuPath">Value</text:span> is the amount in the currency to be converted.<text:span text:style-name="T10">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18">text</text:span></text:span> arguments must be within quotes.</text:p>
          </table:table-cell>
        </table:table-row>
        <table:table-row table:style-name="Mathematicalfunctions.2">
          <table:table-cell table:style-name="Mathematicalfunctions.A12" office:value-type="string">
            <text:p text:style-name="P11">CONVERT_ADD(number; from_unit; to_unit)</text:p>
          </table:table-cell>
          <table:table-cell table:style-name="Mathematicalfunctions.B12" office:value-type="string">
            <text:p text:style-name="P11">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11">COS(number)</text:p>
          </table:table-cell>
          <table:table-cell table:style-name="Mathematicalfunctions.B12" office:value-type="string">
            <text:p text:style-name="P11">Returns the cosine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SH</text:span>(number)</text:p>
          </table:table-cell>
          <table:table-cell table:style-name="Mathematicalfunctions.B12" office:value-type="string">
            <text:p text:style-name="P11">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11">COT(number)</text:p>
          </table:table-cell>
          <table:table-cell table:style-name="Mathematicalfunctions.B12" office:value-type="string">
            <text:p text:style-name="P11">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TH</text:span>(number)</text:p>
          </table:table-cell>
          <table:table-cell table:style-name="Mathematicalfunctions.B12" office:value-type="string">
            <text:p text:style-name="P11">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11"><text:span text:style-name="T9">COUNTBLANK</text:span>(range)</text:p>
          </table:table-cell>
          <table:table-cell table:style-name="Mathematicalfunctions.B12" office:value-type="string">
            <text:p text:style-name="P11">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11"><text:span text:style-name="T9">COUNTIF</text:span>(range; criteria)</text:p>
          </table:table-cell>
          <table:table-cell table:style-name="Mathematicalfunctions.B12" office:value-type="string">
            <text:p text:style-name="P11">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11">COUNTIFS(range 1; criteria 1; range 2; criteria 2;…)</text:p>
          </table:table-cell>
          <table:table-cell table:style-name="Mathematicalfunctions.B12" office:value-type="string">
            <text:p text:style-name="P11">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11">DEGREES(number)</text:p>
          </table:table-cell>
          <table:table-cell table:style-name="Mathematicalfunctions.B12" office:value-type="string">
            <text:p text:style-name="P11">Converts the given <text:span text:style-name="OOoMenuPath">number</text:span> in radians to degrees.</text:p>
          </table:table-cell>
        </table:table-row>
        <table:table-row table:style-name="Mathematicalfunctions.1">
          <table:table-cell table:style-name="Mathematicalfunctions.A12" office:value-type="string">
            <text:p text:style-name="P11">DELTA(number_1; number_2)</text:p>
          </table:table-cell>
          <table:table-cell table:style-name="Mathematicalfunctions.B12" office:value-type="string">
            <text:p text:style-name="P11">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11"><text:span text:style-name="T9">ERF</text:span>(lower_limit; upper_limit)</text:p>
          </table:table-cell>
          <table:table-cell table:style-name="Mathematicalfunctions.B12" office:value-type="string">
            <text:p text:style-name="P11">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11"><text:span text:style-name="T9">ERFC</text:span>(lower_limit)</text:p>
          </table:table-cell>
          <table:table-cell table:style-name="Mathematicalfunctions.B12" office:value-type="string">
            <text:p text:style-name="P11">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11">EVEN(number)</text:p>
          </table:table-cell>
          <table:table-cell table:style-name="Mathematicalfunctions.B12" office:value-type="string">
            <text:p text:style-name="P11">Rounds the given <text:span text:style-name="OOoMenuPath">number</text:span> up to the nearest even integer.</text:p>
          </table:table-cell>
        </table:table-row>
        <table:table-row table:style-name="Mathematicalfunctions.1">
          <table:table-cell table:style-name="Mathematicalfunctions.A12" office:value-type="string">
            <text:p text:style-name="P11">EXP(number)</text:p>
          </table:table-cell>
          <table:table-cell table:style-name="Mathematicalfunctions.B12" office:value-type="string">
            <text:p text:style-name="P11">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11">FACT(number)</text:p>
          </table:table-cell>
          <table:table-cell table:style-name="Mathematicalfunctions.B12" office:value-type="string">
            <text:p text:style-name="P11">Returns the factorial of the given <text:span text:style-name="OOoMenuPath">number</text:span>.</text:p>
          </table:table-cell>
        </table:table-row>
        <table:table-row table:style-name="Mathematicalfunctions.1">
          <table:table-cell table:style-name="Mathematicalfunctions.A12" office:value-type="string">
            <text:p text:style-name="P11"><text:span text:style-name="T9">FACTDOUBLE</text:span>(number)</text:p>
          </table:table-cell>
          <table:table-cell table:style-name="Mathematicalfunctions.B12" office:value-type="string">
            <text:p text:style-name="P11">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11">FLOOR(number; significance; mode)</text:p>
          </table:table-cell>
          <table:table-cell table:style-name="Mathematicalfunctions.B12" office:value-type="string">
            <text:p text:style-name="P11">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11"><text:span text:style-name="T9">GCD</text:span>(numbers)</text:p>
          </table:table-cell>
          <table:table-cell table:style-name="Mathematicalfunctions.B12" office:value-type="string">
            <text:p text:style-name="P11">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11">GCD_ADD(numbers)</text:p>
          </table:table-cell>
          <table:table-cell table:style-name="Mathematicalfunctions.B12" office:value-type="string">
            <text:p text:style-name="P11">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9">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11">INT(number)</text:p>
          </table:table-cell>
          <table:table-cell table:style-name="Mathematicalfunctions.B12" office:value-type="string">
            <text:p text:style-name="P11">Rounds the given <text:span text:style-name="OOoMenuPath">number</text:span> down to the nearest integer.</text:p>
          </table:table-cell>
        </table:table-row>
        <table:table-row table:style-name="Mathematicalfunctions.1">
          <table:table-cell table:style-name="Mathematicalfunctions.A12" office:value-type="string">
            <text:p text:style-name="P11"><text:span text:style-name="T9">ISEVEN</text:span>(value)</text:p>
          </table:table-cell>
          <table:table-cell table:style-name="Mathematicalfunctions.B12" office:value-type="string">
            <text:p text:style-name="P11">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11"><text:span text:style-name="T9">ISODD</text:span>(value)</text:p>
          </table:table-cell>
          <table:table-cell table:style-name="Mathematicalfunctions.B12" office:value-type="string">
            <text:p text:style-name="P11">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11">LCM(integer_1; integer_2; ... integer_30)</text:p>
          </table:table-cell>
          <table:table-cell table:style-name="Mathematicalfunctions.B12" office:value-type="string">
            <text:p text:style-name="P11">Returns the least common multiple of one or more integers.<text:span text:style-name="T10">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11">LCM_ADD(numbers)</text:p>
          </table:table-cell>
          <table:table-cell table:style-name="Mathematicalfunctions.B12" office:value-type="string">
            <text:p text:style-name="P11"><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11"><text:span text:style-name="T9">LN</text:span>(number)</text:p>
          </table:table-cell>
          <table:table-cell table:style-name="Mathematicalfunctions.B12" office:value-type="string">
            <text:p text:style-name="P11">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11">LOG(number; base)</text:p>
          </table:table-cell>
          <table:table-cell table:style-name="Mathematicalfunctions.B12" office:value-type="string">
            <text:p text:style-name="P11">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11">LOG10(number)</text:p>
          </table:table-cell>
          <table:table-cell table:style-name="Mathematicalfunctions.B12" office:value-type="string">
            <text:p text:style-name="P11">Returns the base-10 logarithm of the given <text:span text:style-name="OOoMenuPath">number</text:span>.</text:p>
          </table:table-cell>
        </table:table-row>
        <table:table-row table:style-name="Mathematicalfunctions.2">
          <table:table-cell table:style-name="Mathematicalfunctions.A12" office:value-type="string">
            <text:p text:style-name="P11">MOD(dividend; divisor)</text:p>
          </table:table-cell>
          <table:table-cell table:style-name="Mathematicalfunctions.B12" office:value-type="string">
            <text:p text:style-name="P11">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11"><text:span text:style-name="T9">MROUND</text:span>(number; multiple)</text:p>
          </table:table-cell>
          <table:table-cell table:style-name="Mathematicalfunctions.B12" office:value-type="string">
            <text:p text:style-name="P11">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11">MULTINOMIAL (number(s))</text:p>
          </table:table-cell>
          <table:table-cell table:style-name="Mathematicalfunctions.B12" office:value-type="string">
            <text:p text:style-name="P11">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11">ODD(number)</text:p>
          </table:table-cell>
          <table:table-cell table:style-name="Mathematicalfunctions.B12" office:value-type="string">
            <text:p text:style-name="P11">Rounds the given <text:span text:style-name="OOoMenuPath">number</text:span> up to the nearest odd integer.<text:span text:style-name="T10"> </text:span></text:p>
          </table:table-cell>
        </table:table-row>
        <table:table-row table:style-name="Mathematicalfunctions.2">
          <table:table-cell table:style-name="Mathematicalfunctions.A12" office:value-type="string">
            <text:p text:style-name="P11">PI()</text:p>
          </table:table-cell>
          <table:table-cell table:style-name="Mathematicalfunctions.B12" office:value-type="string">
            <text:p text:style-name="P11">Returns the value of PI to fourteen decimal places.</text:p>
          </table:table-cell>
        </table:table-row>
        <table:table-row table:style-name="Mathematicalfunctions.1">
          <table:table-cell table:style-name="Mathematicalfunctions.A12" office:value-type="string">
            <text:p text:style-name="P11">POWER(base; power) </text:p>
          </table:table-cell>
          <table:table-cell table:style-name="Mathematicalfunctions.B12" office:value-type="string">
            <text:p text:style-name="P11">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11">PRODUCT(number 1 to 30)</text:p>
          </table:table-cell>
          <table:table-cell table:style-name="Mathematicalfunctions.B12" office:value-type="string">
            <text:p text:style-name="P11">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11">QUOTIENT(numerator; denominator)</text:p>
          </table:table-cell>
          <table:table-cell table:style-name="Mathematicalfunctions.B12" office:value-type="string">
            <text:p text:style-name="P11">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11">RADIANS(number)</text:p>
          </table:table-cell>
          <table:table-cell table:style-name="Mathematicalfunctions.B12" office:value-type="string">
            <text:p text:style-name="P11">Converts the given <text:span text:style-name="OOoMenuPath">number</text:span> in degrees to radians.</text:p>
          </table:table-cell>
        </table:table-row>
        <table:table-row table:style-name="Mathematicalfunctions.1">
          <table:table-cell table:style-name="Mathematicalfunctions.A12" office:value-type="string">
            <text:p text:style-name="P11">RAND()</text:p>
          </table:table-cell>
          <table:table-cell table:style-name="Mathematicalfunctions.B12" office:value-type="string">
            <text:p text:style-name="P11">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11"><text:span text:style-name="T9">RANDBETWEEN </text:span>(bottom; top)</text:p>
          </table:table-cell>
          <table:table-cell table:style-name="Mathematicalfunctions.B12" office:value-type="string">
            <text:p text:style-name="P11">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11">ROUND(number; count)</text:p>
          </table:table-cell>
          <table:table-cell table:style-name="Mathematicalfunctions.B12" office:value-type="string">
            <text:p text:style-name="P11">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text:change-start text:change-id="ct68560520"/>0<text:change-end text:change-id="ct68560520"/>, etc..</text:p>
          </table:table-cell>
        </table:table-row>
        <table:table-row table:style-name="Mathematicalfunctions.2">
          <table:table-cell table:style-name="Mathematicalfunctions.A12" office:value-type="string">
            <text:p text:style-name="P11"><text:span text:style-name="T9">ROUNDDOWN</text:span>(number; count)</text:p>
          </table:table-cell>
          <table:table-cell table:style-name="Mathematicalfunctions.B12" office:value-type="string">
            <text:p text:style-name="P11">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text:change-start text:change-id="ct68562184"/>0<text:change-end text:change-id="ct68562184"/>, etc.. </text:p>
          </table:table-cell>
        </table:table-row>
        <table:table-row table:style-name="Mathematicalfunctions.1">
          <table:table-cell table:style-name="Mathematicalfunctions.A12" office:value-type="string">
            <text:p text:style-name="P11">ROUNDUP(number; count)</text:p>
          </table:table-cell>
          <table:table-cell table:style-name="Mathematicalfunctions.B12" office:value-type="string">
            <text:p text:style-name="P11">Rounds the given <text:span text:style-name="OOoMenuPath">number</text:span> up. <text:span text:style-name="OOoMenuPath">Count</text:span> (optional) is the number of decimal places to which rounding up is to be done. If the count parameter is negative, the number is rounded to a multiple of 10, 100, 100<text:change-start text:change-id="ct68561040"/>0<text:change-end text:change-id="ct68561040"/>, etc.. </text:p>
          </table:table-cell>
        </table:table-row>
        <table:table-row table:style-name="Mathematicalfunctions.2">
          <table:table-cell table:style-name="Mathematicalfunctions.A12" office:value-type="string">
            <text:p text:style-name="P11"><text:span text:style-name="T9">SERIESSUM</text:span>(x; n; m; coefficients)</text:p>
          </table:table-cell>
          <table:table-cell table:style-name="Mathematicalfunctions.B12" office:value-type="string">
            <text:p text:style-name="P11">Returns a sum of powers of the number x in accordance with the following formula:</text:p>
            <text:p text:style-name="P11">SERIESSUM(x;n;m;coefficients) = coefficient_1*x^n + coefficient_2*x^(n+m) + coefficient_3*x^(n+2m) +...+ coefficient_i*x^(n+(i-1)m).</text:p>
            <text:p text:style-name="P11"><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11">SIGN(number)</text:p>
          </table:table-cell>
          <table:table-cell table:style-name="Mathematicalfunctions.B12" office:value-type="string">
            <text:p text:style-name="P11">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11">SIN(number)</text:p>
          </table:table-cell>
          <table:table-cell table:style-name="Mathematicalfunctions.B12" office:value-type="string">
            <text:p text:style-name="P11">Returns the sine of the given <text:span text:style-name="OOoMenuPath">number</text:span> (angle in radians).</text:p>
          </table:table-cell>
        </table:table-row>
        <table:table-row table:style-name="Mathematicalfunctions.1">
          <table:table-cell table:style-name="Mathematicalfunctions.A12" office:value-type="string">
            <text:p text:style-name="P11"><text:span text:style-name="T9">SINH</text:span>(number)</text:p>
          </table:table-cell>
          <table:table-cell table:style-name="Mathematicalfunctions.B12" office:value-type="string">
            <text:p text:style-name="P11">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11">SQRT(number)</text:p>
          </table:table-cell>
          <table:table-cell table:style-name="Mathematicalfunctions.B12" office:value-type="string">
            <text:p text:style-name="P11">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11"><text:span text:style-name="T9">SQRTPI</text:span>(number)</text:p>
          </table:table-cell>
          <table:table-cell table:style-name="Mathematicalfunctions.B12" office:value-type="string">
            <text:p text:style-name="P11">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11">SUBTOTAL(function; range)</text:p>
          </table:table-cell>
          <table:table-cell table:style-name="Mathematicalfunctions.B12" office:value-type="string">
            <text:p text:style-name="P11">Calculates subtotals defined by cells that are visible after using a filter.<text:span text:style-name="T10"> </text:span>If a range already contains subtotals, these are not used for further calculations.<text:span text:style-name="T10">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11">SUM(number_1; number_2; … number_30)</text:p>
          </table:table-cell>
          <table:table-cell table:style-name="Mathematicalfunctions.B12" office:value-type="string">
            <text:p text:style-name="P11">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11"><text:span text:style-name="T9">SUMIF</text:span>(range; criteria; sum_range)</text:p>
          </table:table-cell>
          <table:table-cell table:style-name="Mathematicalfunctions.B12" office:value-type="string">
            <text:p text:style-name="P11">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9">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9">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9">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9">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change-start text:change-id="ct68560728"/><text:span text:style-name="OOoMenuPath">Tools &gt; Options &gt; OpenOffice Calc &gt; Calculate</text:span><text:change-end text:change-id="ct68560728"/><text:span text:style-name="OOoMenuPath"> </text:span>may limit the <text:span text:style-name="OOoEmphasis">display</text:span> of the number to fewer decimal places. <text:span text:style-name="OOoMenuPath">Number</text:span> is the number whose decimal places are to be cut off. <text:span text:style-name="OOoMenuPath">Count</text:span> is the number of decimal places which are not cut off.</text:p>
          </table:table-cell>
        </table:table-row>
      </table:table>
      <text:h text:style-name="P2" text:outline-level="2"><text:bookmark-start text:name="__RefHeading__6924_1924864864"/><text:alphabetical-index-mark text:string-value="financial analysis" text:key1="functions"/><text:alphabetical-index-mark text:string-value="financial analysis functions"/>Financial <text:change text:change-id="ct68561976"/><text:change-start text:change-id="ct68561456"/>A<text:change-end text:change-id="ct68561456"/>nalysis <text:change text:change-id="ct68562288"/><text:change-start text:change-id="ct68560832"/>F<text:change-end text:change-id="ct68560832"/>unctions<text:bookmark-end text:name="__RefHeading__6924_1924864864"/></text:h>
      <text:h text:style-name="OOoHeading_20_2" text:outline-level="3"><text:bookmark-start text:name="__RefHeading__6926_1924864864"/>A <text:change text:change-id="ct68562392"/><text:change-start text:change-id="ct68562808"/>N<text:change-end text:change-id="ct68562808"/>ote <text:change text:change-id="ct68563016"/><text:change-start text:change-id="ct68563120"/>A<text:change-end text:change-id="ct68563120"/>bout <text:change text:change-id="ct68563224"/><text:alphabetical-index-mark text:string-value="date formats" text:key1="functions"/><text:change-start text:change-id="ct68563536"/>D<text:change-end text:change-id="ct68563536"/>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text:change text:change-id="ct68565616"/><text:change-start text:change-id="ct68563848"/>N<text:change-end text:change-id="ct68563848"/>ote <text:change text:change-id="ct68565512"/><text:change-start text:change-id="ct68565720"/>A<text:change-end text:change-id="ct68565720"/>bout <text:change text:change-id="ct68565408"/><text:change-start text:change-id="ct68565824"/><text:alphabetical-index-mark-start text:id="IMark154034460"/>I<text:change-end text:change-id="ct68565824"/>nterest <text:change-start text:change-id="ct68564056"/>R<text:change-end text:change-id="ct68564056"/><text:change text:change-id="ct68565928"/>ates<text:bookmark-end text:name="__RefHeading__6928_1924864864"/><text:alphabetical-index-mark-end text:id="IMark154034460"/></text:h>
      <text:p text:style-name="P16">You can enter interest rates in either of two ways:</text:p>
      <text:list xml:id="list33561998"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5"> </text:span></text:span>into the functio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5"> </text:span></text:span><text:span text:style-name="OOoDefault"><text:span text:style-name="T15">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9">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9">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9">ACCRINT</text:span>(issue; first_interest; settlement;<text:span text:style-name="T10">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ACCRINTM</text:span>(issue;<text:span text:style-name="T10">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AMORDEGRC</text:span>(cost; date<text:span text:style-name="T10">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9">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9">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UMIPMT</text:span>(rate; <text:span text:style-name="T9">NPER</text:span>; <text:span text:style-name="T9">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9">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0">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9">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DOLLARDE</text:span>(fractional _dollar; fraction)</text:p>
          </table:table-cell>
          <table:table-cell table:style-name="Financialanalysisfunctions.B2" office:value-type="string">
            <text:p text:style-name="P11">Converts a quotation that has been given as a decimal fraction into a decimal number. <text:span text:style-name="OOoMenuPath">Fractional</text:span><text:span text:style-name="OOoMenuPath"><text:span text:style-name="T21">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9">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9">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9">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9">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9">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9">INTRATE</text:span>(settlement; maturity; investment;<text:span text:style-name="T10">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9">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text:change-start text:change-id="ct68564368"/>the <text:change-end text:change-id="ct68564368"/>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9">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9">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9">MDURATION</text:span>(settlement; maturity; coupon; yield; frequency; basis)</text:p>
          </table:table-cell>
          <table:table-cell table:style-name="Financialanalysisfunctions.B2" office:value-type="string">
            <text:p text:style-name="OOoTableText">Calculates the modified <text:span text:style-name="T9">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9">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text:change-start text:change-id="ct68563744"/><text:span text:style-name="OOoMenuPath">Settlement</text:span><text:change-end text:change-id="ct68563744"/> is the date of purchase of the security. <text:change-start text:change-id="ct68564888"/><text:span text:style-name="OOoMenuPath">Maturity</text:span><text:change-end text:change-id="ct68564888"/> is the date on which the security matures (expires). <text:change-start text:change-id="ct68566864"/><text:span text:style-name="OOoMenuPath">Issue</text:span><text:change-end text:change-id="ct68566864"/> is the date of issue of the security. <text:change-start text:change-id="ct68563952"/><text:span text:style-name="OOoMenuPath">First_coupon</text:span><text:change-end text:change-id="ct68563952"/> is the first interest period of the security. <text:change-start text:change-id="ct68564472"/><text:span text:style-name="OOoMenuPath">Rate</text:span><text:change-end text:change-id="ct68564472"/> is the annual rate of interest. <text:change-start text:change-id="ct68564576"/><text:span text:style-name="OOoMenuPath">Price</text:span><text:change-end text:change-id="ct68564576"/> is the price of the security. <text:change-start text:change-id="ct68564992"/><text:span text:style-name="OOoMenuPath">Redemption</text:span><text:change-end text:change-id="ct68564992"/> is the redemption value per 100 currency units of par value. <text:change-start text:change-id="ct68566968"/><text:span text:style-name="OOoMenuPath">Frequency</text:span><text:change-end text:change-id="ct68566968"/> is the number of interest payments per year (1, 2 or 4). <text:change-start text:change-id="ct68566032"/><text:span text:style-name="OOoMenuPath">Basis</text:span><text:change-end text:change-id="ct68566032"/>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0"> m</text:span>aturity; last_interest;<text:span text:style-name="T10">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9">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0">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PRICEDISC</text:span>(settlement; maturity; discount;<text:span text:style-name="T10">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0">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text:change text:change-id="ct68566136"/>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9">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9">TBILLEQ</text:span>(settlement; maturity;<text:span text:style-name="T10">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9">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9">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9">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9">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9">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9">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1" text:outline-level="2"><text:bookmark-start text:name="__RefHeading__6930_1924864864"/><text:alphabetical-index-mark text:string-value="statistical analysis" text:key1="functions"/><text:alphabetical-index-mark text:string-value="statistical analysis functions"/>Statistical <text:change text:change-id="ct68566240"/><text:change-start text:change-id="ct68566344"/>A<text:change-end text:change-id="ct68566344"/>nalysis <text:change text:change-id="ct68564784"/><text:change-start text:change-id="ct68566448"/>F<text:change-end text:change-id="ct68566448"/>unctions<text:bookmark-end text:name="__RefHeading__6930_1924864864"/></text:h>
      <text:p text:style-name="P7"><text:span text:style-name="T3">Calc includes over 70 statistical functions which enable the evaluation of data from simple arithmetic calculations, such as averaging, to advanced distribution and </text:span><text:span text:style-name="T6">probability</text:span><text:span text:style-name="T3">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9">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9">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9">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9">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9">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9">CHIDIST</text:span>(number;<text:span text:style-name="T10">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9">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9">CHIINV</text:span>(number;<text:span text:style-name="T10">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9">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9">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9">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9">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9">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9">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9">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9">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9">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9">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9">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9">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9">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9">GAMMALN</text:span>(number)</text:p>
          </table:table-cell>
          <table:table-cell table:style-name="Statisticalanalysisfunctions.B2" office:value-type="string">
            <text:p text:style-name="OOoTableText">Returns the natural logarithm of the Gamma function, <text:span text:style-name="T13">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9">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9">HYPGEOMDIST</text:span>(X; n_sample; successes; n_population)</text:p>
          </table:table-cell>
          <table:table-cell table:style-name="Statisticalanalysisfunctions.B2" office:value-type="string">
            <text:p text:style-name="OOoTableText">Returns the <text:span text:style-name="T9">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9">LOGINV</text:span>(number; mean; STDEV)</text:p>
          </table:table-cell>
          <table:table-cell table:style-name="Statisticalanalysisfunctions.B2" office:value-type="string">
            <text:p text:style-name="OOoTableText">Returns the inverse of the <text:span text:style-name="T9">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9">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9">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9">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9">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9">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9">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9">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0"> </text:span></text:p>
          </table:table-cell>
        </table:table-row>
        <table:table-row table:style-name="Statisticalanalysisfunctions.2">
          <table:table-cell table:style-name="Statisticalanalysisfunctions.A23" office:value-type="string">
            <text:p text:style-name="OOoTableText"><text:span text:style-name="T9">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9">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9">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9">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9">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9">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9">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9">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9">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9">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9">homoscedastic</text:span>) (2), or unequal variance (<text:span text:style-name="T9">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9">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text:change-start text:change-id="ct68566760"/> a sample based on<text:change-end text:change-id="ct68566760"/> an entire population.</text:p>
          </table:table-cell>
        </table:table-row>
        <table:table-row table:style-name="Statisticalanalysisfunctions.1">
          <table:table-cell table:style-name="Statisticalanalysisfunctions.A23" office:value-type="string">
            <text:p text:style-name="OOoTableText"><text:span text:style-name="T9">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9">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0"> </text:span><text:span text:style-name="OOoStrongEmphasis">Number</text:span>.<text:span text:style-name="T10"> </text:span><text:span text:style-name="OOoStrongEmphasis">Alpha </text:span>is the Alpha (shape) parameter of the Weibull distribution.<text:span text:style-name="T10"> </text:span><text:span text:style-name="OOoStrongEmphasis">Beta</text:span> is the Beta (scale) parameter of the Weibull distribution.<text:span text:style-name="T10">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9">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and time" text:key1="functions"/><text:alphabetical-index-mark text:string-value="time functions"/><text:alphabetical-index-mark text:string-value="date functions"/>Date and <text:change text:change-id="ct68564160"/><text:change-start text:change-id="ct68564264"/>T<text:change-end text:change-id="ct68564264"/>ime <text:change text:change-id="ct68565096"/><text:change-start text:change-id="ct68564680"/>F<text:change-end text:change-id="ct68564680"/>unctions<text:bookmark-end text:name="__RefHeading__6932_1924864864"/></text:h>
      <text:p text:style-name="P8"><text:bookmark text:name="datumzeittext"/>Use these functions for inserting, editing, and manipulating dates and times. <text:span text:style-name="T17">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9">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9">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9">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9">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9">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19">=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9">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9">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change text:change-id="ct68565200"/><text:change-start text:change-id="ct68565304"/><text:span text:style-name="OOoMenuPath">end</text:span><text:change-end text:change-id="ct68565304"/><text:span text:style-name="OOoMenuPath">_date</text:span> is an earlier date than <text:change text:change-id="ct68566552"/><text:change-start text:change-id="ct68566656"/><text:span text:style-name="OOoMenuPath">start</text:span><text:change-end text:change-id="ct68566656"/><text:span text:style-name="OOoMenuPath">_date</text:span>, the result is a negative number.</text:p>
          </table:table-cell>
        </table:table-row>
        <table:table-row table:style-name="Dataandtimefunctions.1">
          <table:table-cell table:style-name="Dataandtimefunctions.A3" office:value-type="string">
            <text:p text:style-name="OOoTableText"><text:span text:style-name="T9">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9">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9">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9">starting from</text:span> Monday (Monday = 0).</text:p>
          </table:table-cell>
        </table:table-row>
        <table:table-row table:style-name="Dataandtimefunctions.2">
          <table:table-cell table:style-name="Dataandtimefunctions.A3" office:value-type="string">
            <text:p text:style-name="OOoTableText"><text:span text:style-name="T9">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9">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9">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ext:change-start text:change-id="ct68569984"/>s<text:change-end text:change-id="ct68569984"/>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1" text:outline-level="2"><text:bookmark-start text:name="__RefHeading__6934_1924864864"/>Logical <text:change text:change-id="ct68568840"/><text:change-start text:change-id="ct68569152"/>F<text:change-end text:change-id="ct68569152"/>unctions<text:bookmark-end text:name="__RefHeading__6934_1924864864"/></text:h>
      <text:p text:style-name="OOoTextBody">Use the <text:alphabetical-index-mark-start text:id="IMark153978820"/><text:alphabetical-index-mark text:string-value="logical" text:key1="functions"/>logical functions<text:alphabetical-index-mark-end text:id="IMark153978820"/> to test values and produce results based on the result of the test.<text:span text:style-name="T11">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9">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1" text:outline-level="2"><text:bookmark-start text:name="__RefHeading__6936_1924864864"/><text:alphabetical-index-mark text:string-value="informational" text:key1="functions"/><text:alphabetical-index-mark text:string-value="informational functions"/>Informational <text:change text:change-id="ct68567800"/><text:change-start text:change-id="ct68567280"/>F<text:change-end text:change-id="ct68567280"/>unctions<text:bookmark-end text:name="__RefHeading__6936_1924864864"/></text:h>
      <text:p text:style-name="P6">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9">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9">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9">ISERROR</text:span>(value)</text:p>
          </table:table-cell>
          <table:table-cell table:style-name="Informationalfunctions.B2" office:value-type="string">
            <text:p text:style-name="OOoTableText"><text:change text:change-id="ct68568944"/>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9">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9">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9">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9">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9">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9">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9">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text:key1="functions"/><text:alphabetical-index-mark text:string-value="database functions"/>Database <text:change text:change-id="ct68569256"/><text:change-start text:change-id="ct68567592"/>F<text:change-end text:change-id="ct68567592"/>unctions<text:bookmark-end text:name="__RefHeading__6938_1924864864"/></text:h>
      <text:p text:style-name="P13">This section deals with functions used with data organized as one row of data for one record.<text:span text:style-name="T10"> </text:span>The <text:span text:style-name="OOoEmphasis">Database</text:span> category should not be confused with the Base database component in <text:span text:style-name="T17">OpenOffice</text:span>. A Calc database is simply a range of cells that comprises a block of related data where each row contains a separate record. There is no connection between a database in <text:span text:style-name="T17">OpenOffice Base</text:span> and the <text:span text:style-name="OOoEmphasis">Database</text:span> category in <text:span text:style-name="T17">OpenOffice</text:span> Calc.</text:p>
      <text:p text:style-name="OOoTextBody">The database functions use the following common arguments:</text:p>
      <text:list xml:id="list33554823"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ext:span text:style-name="T3">All of the </text:span><text:span text:style-name="OOoStrongEmphasis">search-criteria</text:span><text:span text:style-name="T3"> arguments for the database functions support regular expressions.</text:span><text:span text:style-name="T4"> </text:span><text:span text:style-name="T3">For example, “all.*" can be entered to find the first location of “all</text:span><text:span text:style-name="T5">”</text:span><text:span text:style-name="T3"> followed by any characters.</text:span><text:span text:style-name="T4"> </text:span><text:span text:style-name="T3">To search for text that is also a regular expression, precede every character with a \ character.</text:span><text:span text:style-name="T4"> </text:span><text:span text:style-name="T3">You can switch the automatic evaluation of regular expressions on and off in </text:span><text:change-start text:change-id="ct68567904"/><text:span text:style-name="OOoMenuPath">Tools &gt; Options &gt; OpenOffice Calc &gt; Calculate</text:span><text:change-end text:change-id="ct68567904"/><text:span text:style-name="T3">.</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9">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9">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9">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9">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9">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9">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9">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9">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9">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text:change text:change-id="ct68569360"/>are treated as an entire population.</text:p>
          </table:table-cell>
        </table:table-row>
      </table:table>
      <text:h text:style-name="P1" text:outline-level="2"><text:bookmark-start text:name="__RefHeading__6940_1924864864"/><text:bookmark text:name="bm_id3147273"/><text:alphabetical-index-mark text:string-value="array" text:key1="functions"/><text:alphabetical-index-mark text:string-value="array functions"/>Array <text:change text:change-id="ct68569048"/><text:change-start text:change-id="ct68569464"/>F<text:change-end text:change-id="ct68569464"/>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0">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0">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9">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9">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9">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9">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9">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9">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9">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0">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0">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1" text:outline-level="2"><text:bookmark-start text:name="__RefHeading__6942_1924864864"/>Spreadsheet <text:change text:change-id="ct68569568"/><text:change-start text:change-id="ct68568736"/>F<text:change-end text:change-id="ct68568736"/>unctions<text:bookmark-end text:name="__RefHeading__6942_1924864864"/></text:h>
      <text:p text:style-name="OOoTextBody">Use <text:alphabetical-index-mark-start text:id="IMark154035564"/><text:alphabetical-index-mark text:string-value="spreadsheet" text:key1="functions"/>spreadsheet functions<text:alphabetical-index-mark-end text:id="IMark154035564"/> to search and address cell ranges and provide feedback regarding the contents of a cell or range of cells.<text:span text:style-name="T11"> </text:span>You can use functions such as <text:span text:style-name="T9">HYPERLINK</text:span>() and <text:span text:style-name="T9">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0">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0">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9">OpenOffice</text:span> installation running on a Windows machine to a document created on a Linux machine, are not supported. <text:span text:style-name="OOoMenuPath">Server</text:span> is the name of a server application. <text:span text:style-name="T9">OpenOffice</text:span> applications have the server name “<text:span text:style-name="T9">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9">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9">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0"> </text:span><text:span text:style-name="OOoMenuPath">Search_criteria </text:span>determines what is searched for. <text:span text:style-name="OOoMenuPath">Array</text:span> sets which <text:change-start text:change-id="ct68568008"/>cell range<text:change-end text:change-id="ct68568008"/><text:change text:change-id="ct68569672"/>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0">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68567696"/><text:span text:style-name="OOoMenuPath">Reference</text:span><text:change-end text:change-id="ct68567696"/> is a cell reference, entered either directly or by specifying a range name. If the reference consists of multiple ranges, the reference or range name must be enclosed in parentheses. <text:change-start text:change-id="ct68569776"/><text:span text:style-name="OOoMenuPath">Row</text:span><text:change-end text:change-id="ct68569776"/> (optional) is the row number of the reference range, from which to return a value. <text:change-start text:change-id="ct68570296"/><text:span text:style-name="OOoMenuPath">Column</text:span><text:change-end text:change-id="ct68570296"/> (optional) is the column number of the reference range, from which to return a value. <text:change-start text:change-id="ct68569880"/><text:span text:style-name="OOoMenuPath">Range</text:span><text:change-end text:change-id="ct68569880"/>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0">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9">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text:change text:change-id="ct68567384"/>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1" text:outline-level="2"><text:bookmark-start text:name="__RefHeading__6944_1924864864"/><text:alphabetical-index-mark text:string-value="text" text:key1="functions"/><text:alphabetical-index-mark text:string-value="text functions"/>Text <text:change text:change-id="ct68567072"/><text:change-start text:change-id="ct68570088"/>F<text:change-end text:change-id="ct68570088"/>unctions<text:bookmark-end text:name="__RefHeading__6944_1924864864"/></text:h>
      <text:p text:style-name="OOoTextBody">Use Calc<text:span text:style-name="T12">’</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9">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6946_1924864864"/><text:bookmark-start text:name="__RefHeading__8971_637076582"/><text:reference-mark-start text:name="add-in functions"/><text:alphabetical-index-mark text:string-value="add-in" text:key1="functions"/>Converting Decimal, Binary, Octal, Hexadecimal<text:bookmark-end text:name="__RefHeading__6946_1924864864"/><text:bookmark-end text:name="__RefHeading__8971_637076582"/><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11">HEX2BIN(number; places)</text:p>
          </table:table-cell>
          <table:table-cell table:style-name="ConvertingNumBases.B8" office:value-type="string">
            <text:p text:style-name="P11">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11">HEX2DEC(number)</text:p>
          </table:table-cell>
          <table:table-cell table:style-name="ConvertingNumBases.B8" office:value-type="string">
            <text:p text:style-name="P11">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11">HEX2OCT(number; places)</text:p>
          </table:table-cell>
          <table:table-cell table:style-name="ConvertingNumBases.B8" office:value-type="string">
            <text:p text:style-name="P11">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number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number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number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154034364"/>Complex Number <text:change text:change-id="ct68567176"/><text:change-start text:change-id="ct68568112"/>F<text:change-end text:change-id="ct68568112"/>unctions<text:bookmark-end text:name="__RefHeading__59568_1689385743"/><text:alphabetical-index-mark-end text:id="IMark154034364"/></text:h>
      <text:p text:style-name="P15">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9">num</text:span>; i_num; suffix)</text:p>
          </table:table-cell>
          <table:table-cell table:style-name="ComplexNumber.B2" office:value-type="string">
            <text:p text:style-name="P11">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12">IMABS(complex_number)</text:p>
          </table:table-cell>
          <table:table-cell table:style-name="ComplexNumber.B3" office:value-type="string">
            <text:p text:style-name="P11"><text:span text:style-name="T20">Returns the absolute value (modulus) of a </text:span><text:span text:style-name="OOoMenuPath"><text:span text:style-name="T20">complex_number</text:span></text:span><text:span text:style-name="T20">. The complex number is entered in the form "x + yi" or "x + yj"</text:span></text:p>
          </table:table-cell>
        </table:table-row>
        <table:table-row table:style-name="ComplexNumber.2">
          <table:table-cell table:style-name="ComplexNumber.A2" office:value-type="string">
            <text:p text:style-name="P11">IMAGINARY(complex _number)</text:p>
          </table:table-cell>
          <table:table-cell table:style-name="ComplexNumber.B2" office:value-type="string">
            <text:p text:style-name="P11">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ARGUMENT</text:span>(complex _number)</text:p>
          </table:table-cell>
          <table:table-cell table:style-name="ComplexNumber.B3" office:value-type="string">
            <text:p text:style-name="P11">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11"><text:span text:style-name="T9">IMCONJUGATE</text:span>(complex _number)</text:p>
          </table:table-cell>
          <table:table-cell table:style-name="ComplexNumber.B2" office:value-type="string">
            <text:p text:style-name="P11">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COS</text:span>(complex_number)</text:p>
          </table:table-cell>
          <table:table-cell table:style-name="ComplexNumber.B3" office:value-type="string">
            <text:p text:style-name="P11">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11"><text:span text:style-name="T9">IMDIV</text:span>(numerator; denominator)</text:p>
          </table:table-cell>
          <table:table-cell table:style-name="ComplexNumber.B2" office:value-type="string">
            <text:p text:style-name="P11">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11"><text:span text:style-name="T9">IMEXP</text:span>(complex_number)</text:p>
          </table:table-cell>
          <table:table-cell table:style-name="ComplexNumber.B3" office:value-type="string">
            <text:p text:style-name="P11">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9">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11">IMLOG10(complex _number)</text:p>
          </table:table-cell>
          <table:table-cell table:style-name="ComplexNumber.B3" office:value-type="string">
            <text:p text:style-name="P11">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POWER</text:span>(complex _number; number)</text:p>
          </table:table-cell>
          <table:table-cell table:style-name="ComplexNumber.B3" office:value-type="string">
            <text:p text:style-name="P11">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9">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11"><text:span text:style-name="T9">IMREAL</text:span>(complex _number)</text:p>
          </table:table-cell>
          <table:table-cell table:style-name="ComplexNumber.B3" office:value-type="string">
            <text:p text:style-name="P11">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9">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SQRT</text:span>(complex_number)</text:p>
          </table:table-cell>
          <table:table-cell table:style-name="ComplexNumber.B3" office:value-type="string">
            <text:p text:style-name="P11">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9">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11"><text:span text:style-name="T9">IMSUM</text:span>(complex_<text:span text:style-name="T9">number</text:span>; complex_number_1; …)</text:p>
          </table:table-cell>
          <table:table-cell table:style-name="ComplexNumber.B3" office:value-type="string">
            <text:p text:style-name="P11">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50</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50</text:page-number>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5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escription of Functions</dc:title>
    <meta:creation-date>2009-04-12T21:23:42</meta:creation-date>
    <meta:editing-cycles>135</meta:editing-cycles>
    <meta:editing-duration>P5DT14H41M37S</meta:editing-duration>
    <meta:initial-creator>Jean Hollis</meta:initial-creator>
    <dc:date>2024-01-10T13:31:27.38</dc:date>
    <dc:creator>f c</dc:creator>
    <meta:document-statistic meta:table-count="16" meta:image-count="0" meta:object-count="0" meta:page-count="50" meta:paragraph-count="925" meta:word-count="17078" meta:character-count="10397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